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4.3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7.28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7.006cm"/>
    </style:style>
    <style:style style:name="co16" style:family="table-column">
      <style:table-column-properties fo:break-before="auto" style:column-width="1.533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4.092cm"/>
    </style:style>
    <style:style style:name="co19" style:family="table-column">
      <style:table-column-properties fo:break-before="auto" style:column-width="1.771cm"/>
    </style:style>
    <style:style style:name="co20" style:family="table-column">
      <style:table-column-properties fo:break-before="auto" style:column-width="6.925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4" table:number-columns-repeated="2" table:default-cell-style-name="ce1"/>
        <table:table-row table:style-name="ro1">
          <table:table-cell table:style-name="ce2"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  <table:table-cell office:value-type="string" calcext:value-type="string">
            <text:p>Recon,Intel,Infra,Inva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  <table:table-cell office:value-type="string" calcext:value-type="string">
            <text:p>Recon,Intel,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  <table:table-cell office:value-type="string" calcext:value-type="string">
            <text:p>Loyalty,Intel,Infra,Ops</text:p>
          </table:table-cell>
          <table:table-cell table:number-columns-repeated="2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ircraf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Default"/>
        <table:table-column table:style-name="co4" table:number-columns-repeated="4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office:annotation draw:style-name="gr1" svg:width="2.899cm" svg:height="1.799cm" svg:x="19.317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8]*2" office:value-type="float" office:value="-2" calcext:value-type="float">
            <text:p>-2</text:p>
          </table:table-cell>
          <table:table-cell table:formula="of:=[.G98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4.107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46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6.365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62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office:annotation draw:style-name="gr1" svg:width="2.899cm" svg:height="1.799cm" svg:x="8.201cm" svg:y="57.202cm" draw:caption-point-x="-0.61cm" draw:caption-point-y="1.51cm">
              <dc:creator>Jérôme Quelin</dc:creator>
              <dc:date>2026-02-13T00:00:00</dc:date>
              <text:p>Air National Guard</text:p>
            </office:annotation>
            <text:p>ANG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16C Falcon</text:p>
          </table:table-cell>
          <table:table-cell office:value-type="float" office:value="1989" calcext:value-type="float">
            <text:p>19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1" calcext:value-type="float">
            <text:p>200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4E Phantom II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-7H Corsair II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102 Delta Dagger</text:p>
          </table:table-cell>
          <table:table-cell office:value-type="float" office:value="1969" calcext:value-type="float">
            <text:p>1969</text:p>
          </table:table-cell>
          <table:table-cell office:value-type="float" office:value="1977" calcext:value-type="float">
            <text:p>1977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ornado IDS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-104S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</text:p>
          </table:table-cell>
          <table:table-cell office:value-type="float" office:value="1959" calcext:value-type="float">
            <text:p>1959</text:p>
          </table:table-cell>
          <table:table-cell office:value-type="float" office:value="1995" calcext:value-type="float">
            <text:p>1995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AMX A-11Bs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Y</text:p>
          </table:table-cell>
          <table:table-cell office:value-type="float" office:value="1971" calcext:value-type="float">
            <text:p>1971</text:p>
          </table:table-cell>
          <table:table-cell office:value-type="float" office:value="1994" calcext:value-type="float">
            <text:p>199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F1C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Mirage IIIE</text:p>
          </table:table-cell>
          <table:table-cell office:value-type="float" office:value="1961" calcext:value-type="float">
            <text:p>1961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2000C</text:p>
          </table:table-cell>
          <table:table-cell office:value-type="float" office:value="1983" calcext:value-type="float">
            <text:p>198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EPECAT Jaguar</text:p>
          </table:table-cell>
          <table:table-cell office:value-type="float" office:value="1973" calcext:value-type="float">
            <text:p>1973</text:p>
          </table:table-cell>
          <table:table-cell office:value-type="float" office:value="2005" calcext:value-type="float">
            <text:p>20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5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-16C Falcon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EF/A-18 Hornet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0" calcext:value-type="float">
            <text:p>200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table:style-name="ce8" office:value-type="string" calcext:value-type="string">
            <text:p>J-35 Draken</text:p>
          </table:table-cell>
          <table:table-cell office:value-type="float" office:value="1970" calcext:value-type="float">
            <text:p>1970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Mirage 5BA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A-7P Corsair II</text:p>
          </table:table-cell>
          <table:table-cell office:value-type="float" office:value="1981" calcext:value-type="float">
            <text:p>1981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table:style-name="ce8" office:value-type="string" calcext:value-type="string">
            <text:p>F-4E Phantom II</text:p>
          </table:table-cell>
          <table:table-cell office:value-type="float" office:value="1973" calcext:value-type="float">
            <text:p>1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0 Tigershark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T-21 Tomcat (ASF-14)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 STOL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9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6XL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8 HARV</text:p>
          </table:table-cell>
          <table:table-cell office:value-type="float" office:value="1987" calcext:value-type="float">
            <text:p>198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X-31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21 Lion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G</text:p>
          </table:table-cell>
          <table:table-cell office:value-type="float" office:value="1967" calcext:value-type="float">
            <text:p>1967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 Kai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</text:p>
          </table:table-cell>
          <table:table-cell office:value-type="float" office:value="1971" calcext:value-type="float">
            <text:p>1971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5J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04J</text:p>
          </table:table-cell>
          <table:table-cell office:value-type="float" office:value="1966" calcext:value-type="float">
            <text:p>1966</text:p>
          </table:table-cell>
          <table:table-cell office:value-type="float" office:value="1986" calcext:value-type="float">
            <text:p>198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3ML "Flogger G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bis "Fishbed N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Yak-28PP "Brewer-E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u-126 "Moss"</text:p>
          </table:table-cell>
          <table:table-cell office:value-type="float" office:value="1965" calcext:value-type="float">
            <text:p>1965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 "Fencer"</text:p>
          </table:table-cell>
          <table:table-cell office:value-type="float" office:value="1974" calcext:value-type="float">
            <text:p>1974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C"</text:p>
          </table:table-cell>
          <table:table-cell office:value-type="float" office:value="1986" calcext:value-type="float">
            <text:p>1986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7 "Flogger J"</text:p>
          </table:table-cell>
          <table:table-cell office:value-type="float" office:value="1975" calcext:value-type="float">
            <text:p>1975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17M "Fitter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-50 "Mainstay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Yak-38 "Forger"</text:p>
          </table:table-cell>
          <table:table-cell office:value-type="float" office:value="1976" calcext:value-type="float">
            <text:p>1976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MR-600 "Top Sail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19 "Farmer"</text:p>
          </table:table-cell>
          <table:table-cell office:value-type="float" office:value="1955" calcext:value-type="float">
            <text:p>1955</text:p>
          </table:table-cell>
          <table:table-cell office:value-type="float" office:value="1974" calcext:value-type="float">
            <text:p>197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F-13 "Fishbed C"</text:p>
          </table:table-cell>
          <table:table-cell office:value-type="float" office:value="1960" calcext:value-type="float">
            <text:p>1960</text:p>
          </table:table-cell>
          <table:table-cell office:value-type="float" office:value="1972" calcext:value-type="float">
            <text:p>197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1PFM "Fishbed F"</text:p>
          </table:table-cell>
          <table:table-cell office:value-type="float" office:value="1968" calcext:value-type="float">
            <text:p>1968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5P/PD "Foxbat E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31 "Foxhoun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1MF "Fishbed J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 "Fencer 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P "Fencer F"</text:p>
          </table:table-cell>
          <table:table-cell office:value-type="float" office:value="1983" calcext:value-type="float">
            <text:p>1983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Shenyang J-6 "Farmer"</text:p>
          </table:table-cell>
          <table:table-cell office:value-type="float" office:value="1966" calcext:value-type="float">
            <text:p>1966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Chengdu J-7 "Fishcan"</text:p>
          </table:table-cell>
          <table:table-cell office:value-type="float" office:value="1969" calcext:value-type="float">
            <text:p>1969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Nanchang Q-5 "Fantan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 table:number-rows-repeated="10483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8"/>
        <table:table-column table:style-name="co3" table:default-cell-style-name="ce8"/>
        <table:table-column table:style-name="co8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20.21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 (Gringo)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stasopoul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Bouldi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Kateh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appanast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alani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imiad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taxa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hoconak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gil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akrots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tasin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az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elard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dreozz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vera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cotera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carpell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giaracin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aultieri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aponer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t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val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urent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reau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iround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Chanc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meroy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nger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quense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trijker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Van Pelt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nd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ugen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s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horma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Jepps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oper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gaert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ocfather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lutton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di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gahit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ath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oper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henna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edim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auros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dBeard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it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ked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usinagi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ominosuke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awa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htani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himad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oshino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Uchiyam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rakaw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1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2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3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4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5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6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1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2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3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4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5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6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1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2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arab 801</text:p>
          </table:table-cell>
          <table:table-cell table:style-name="Default" office:value-type="string" calcext:value-type="string">
            <text:p>Tu-126 "Moss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1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2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3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4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5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6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4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5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6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7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8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9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0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1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2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3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4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5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6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1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2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3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4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5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6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1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2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3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4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5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6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1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2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agram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öth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n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3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4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5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6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7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8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9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0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1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2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3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4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5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6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7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1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2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3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4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5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6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7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8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ayid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Ras Gharib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1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2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3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4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oleni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1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2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3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4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5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6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1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2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3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4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5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6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chegorsk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Chuguevk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1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2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3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4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avnets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Taszar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1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2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3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4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5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6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Holdfast 1801</text:p>
          </table:table-cell>
          <table:table-cell table:style-name="Default" office:value-type="string" calcext:value-type="string">
            <text:p>Su-24MP "Fencer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krund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1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2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3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4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5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1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2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3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4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5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1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2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3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4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5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Xiam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 table:number-rows-repeated="10474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9" table:default-cell-style-name="ce8"/>
        <table:table-column table:style-name="co4" table:default-cell-style-name="ce2"/>
        <table:table-column table:style-name="co10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2" table:default-cell-style-name="ce2"/>
        <table:table-column table:style-name="co12" table:default-cell-style-name="ce2"/>
        <table:table-column table:style-name="co4" table:number-columns-repeated="2" table:default-cell-style-name="ce2"/>
        <table:table-column table:style-name="co13" table:default-cell-style-name="ce2"/>
        <table:table-column table:style-name="co4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Vorvolakis hunter 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peration Artemis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Stray dog’s reven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mascus ste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pine sp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ptune’s infern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efense of Franc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ybian repris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Warsaw pact collaps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uture war 198X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+AUS+J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Hokkaid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the home island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nter the Fulcr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7 days to the Rhi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e-empting N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lkan interventio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xercise Zapad-8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ulda flashpoin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Able archer centr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Able archer sou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le archer nor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Baltic interven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8" table:default-cell-style-name="ce2"/>
        <table:table-column table:style-name="co14" table:default-cell-style-name="ce2"/>
        <table:table-column table:style-name="co15" table:default-cell-style-name="ce8"/>
        <table:table-column table:style-name="co16" table:default-cell-style-name="ce2"/>
        <table:table-column table:style-name="co17" table:default-cell-style-name="ce2"/>
        <table:table-column table:style-name="co18" table:default-cell-style-name="ce8"/>
        <table:table-column table:style-name="co4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20.454cm" svg:y="0cm" draw:caption-point-x="-0.61cm" draw:caption-point-y="0.01cm">
              <dc:creator>Jérôme Quelin</dc:creator>
              <dc:date>2026-03-06T09:59:00</dc:date>
              <text:p>Exact match or starts with (ignore case)</text:p>
            </office:annotation>
            <text:p>aircraf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b m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28PP</text:p>
          </table:table-cell>
          <table:table-cell table:number-columns-repeated="1018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8" table:default-cell-style-name="ce2"/>
        <table:table-column table:style-name="co19" table:default-cell-style-name="ce2"/>
        <table:table-column table:style-name="co20" table:default-cell-style-name="ce8"/>
        <table:table-column table:style-name="co21" table:number-columns-repeated="2" table:default-cell-style-name="ce2"/>
        <table:table-column table:style-name="co22" table:default-cell-style-name="ce2"/>
        <table:table-column table:style-name="co16" table:default-cell-style-name="ce2"/>
        <table:table-column table:style-name="co4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4" table:number-columns-repeated="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227" table:display-filter-buttons="true" table:orientation="column"/>
        <table:database-range table:name="__Anonymous_Sheet_DB__2" table:target-range-address="pilots.A1:pilots.H1106" table:display-filter-buttons="true"/>
        <table:database-range table:name="__Anonymous_Sheet_DB__3" table:target-range-address="campaigns.A1:campaigns.O16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09:24:54.323544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3-06T09:59:31.030606699</dc:date>
    <meta:editing-duration>P11DT2H20M9S</meta:editing-duration>
    <meta:editing-cycles>236</meta:editing-cycles>
    <meta:generator>LibreOffice/24.2.7.2$Linux_X86_64 LibreOffice_project/420$Build-2</meta:generator>
    <dc:creator>Jérôme Quelin</dc:creator>
    <meta:document-statistic meta:table-count="7" meta:cell-count="13351" meta:object-count="0"/>
  </office:meta>
</office:document-meta>
</file>